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 or maybe mutator should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implemented yet</text:p>
          </table:table-cell>
          <table:table-cell table:style-name="Default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e are catching all possible violations but we are catching most of them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6:23:44.0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12T22:23:16.524000000</dc:date>
    <meta:editing-duration>P9DT26M28S</meta:editing-duration>
    <meta:editing-cycles>138</meta:editing-cycles>
    <meta:generator>LibreOffice/5.1.1.3$Windows_x86 LibreOffice_project/89f508ef3ecebd2cfb8e1def0f0ba9a803b88a6d</meta:generator>
    <meta:document-statistic meta:table-count="1" meta:cell-count="415" meta:object-count="0"/>
  </office:meta>
</office:document-meta>
</file>